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as passiert, wenn der kleine Prinz erwachsen wird? Emile Vigneron denkt die Geschichte vom kleinen Prinzen von Antoine de Saint-Exupéry weiter: Was passiert, wenn der kleine Prinz erwachsen wird? Wenn die Verantwortung wächst und er gezwungen ist, sein Nomadenleben in einer globalisierten Welt zu führen? Der große Prinz ist Schäfer geworden - und weil sein Planet nicht mehr genug Platz für seine 99 Schafe hat, muss er von Planet zu Planet zu ziehen. Emile Vigneron lässt den großen Prinzen Geschichten erzählen über die Orte, die Begegnungen und Erlebnisse während seiner langen Reise, die ihn schließlich in den New Yorker Central Park führt. Doch auch dort ist die Suche noch nicht zu Ende ... Der Illustrator Peter Menne setzt die Geschichte des erwachsen gewordenen kleinen Prinzen in fantasievolle Bildwelten um. - Eine poetische Parabel auf das Erwachsenwerden - Ein Muss für alle Liebhaber des »kleinen Prinzen« - Eine Ehrenrettung der Ausgewogenheit zwischen Vernunft und Gefühl - Fantasievoll illustriert von Peter Menn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5T14:33:48.335000000</dc:date>
    <meta:editing-duration>PT2S</meta:editing-duration>
    <meta:editing-cycles>1</meta:editing-cycles>
    <meta:document-statistic meta:table-count="0" meta:image-count="0" meta:object-count="0" meta:page-count="1" meta:paragraph-count="1" meta:word-count="160" meta:character-count="1035" meta:non-whitespace-character-count="875"/>
    <meta:generator>LibreOffice/7.3.7.2$Windows_X86_64 LibreOffice_project/e114eadc50a9ff8d8c8a0567d6da8f454beeb84f</meta:generator>
  </office:meta>
</office:document-meta>
</file>